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552083333333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10.1335416666667cm"/>
    </style:style>
    <style:style style:name="co5" style:family="table-column">
      <style:table-column-properties fo:break-before="auto" style:column-width="5.3313541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55864583333333cm"/>
    </style:style>
    <style:style style:name="co8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1" table:style-name="ce2">
            <text:p>1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" table:style-name="ce2">
            <text:p>20</text:p>
          </table:table-cell>
          <table:table-cell office:value-type="string" table:style-name="ce1">
            <text:p>Sprint Review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1" table:style-name="ce2">
            <text:p>21</text:p>
          </table:table-cell>
          <table:table-cell office:value-type="string" table:style-name="ce1">
            <text:p><text:s/>Read Custom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2" table:style-name="ce2">
            <text:p>22</text:p>
          </table:table-cell>
          <table:table-cell office:value-type="string" table:style-name="ce1">
            <text:p>Read Ord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3" table:style-name="ce2">
            <text:p>23</text:p>
          </table:table-cell>
          <table:table-cell office:value-type="string" table:style-name="ce1">
            <text:p>Read 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4" table:style-name="ce2">
            <text:p>24</text:p>
          </table:table-cell>
          <table:table-cell office:value-type="string" table:style-name="ce1">
            <text:p>Read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5" table:style-name="ce2">
            <text:p>25</text:p>
          </table:table-cell>
          <table:table-cell office:value-type="string" table:style-name="ce1">
            <text:p>Read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number-rows-repeated="14"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9" table:style-name="ro2">
          <table:table-cell table:number-columns-repeated="16384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H25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00313685: Michael Doherty</meta:initial-creator>
    <dc:creator>A00313685: Michael Doherty</dc:creator>
    <meta:creation-date>2024-10-06T19:58:22Z</meta:creation-date>
    <dc:date>2024-11-11T12:15:25Z</dc:date>
  </office:meta>
</office:document-meta>
</file>